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List_20_Paragraph" style:list-style-name="WWNum1"/>
    <style:style style:name="P3" style:family="paragraph" style:parent-style-name="List_20_Paragraph">
      <style:text-properties officeooo:rsid="0008695b" officeooo:paragraph-rsid="0008695b"/>
    </style:style>
    <style:style style:name="P4" style:family="paragraph" style:parent-style-name="List_20_Paragraph">
      <style:text-properties officeooo:rsid="000a88af" officeooo:paragraph-rsid="000a88af"/>
    </style:style>
    <style:style style:name="T1" style:family="text">
      <style:text-properties fo:font-weight="bold" style:font-weight-asian="bold"/>
    </style:style>
    <style:style style:name="T2" style:family="text">
      <style:text-properties style:text-underline-style="solid" style:text-underline-width="auto" style:text-underline-color="font-color"/>
    </style:style>
    <style:style style:name="T3" style:family="text">
      <style:text-properties officeooo:rsid="0009c82a"/>
    </style:style>
    <style:style style:name="T4" style:family="text">
      <style:text-properties officeooo:rsid="0009ee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M1X7 – Sports and Computer Analysis</text:h>
      <text:p text:style-name="Standard"/>
      <text:h text:style-name="Heading_20_2" text:outline-level="2">Introduction</text:h>
      <text:p text:style-name="Standard"/>
      <text:list xml:id="list750138175717416326" text:style-name="WWNum1">
        <text:list-item>
          <text:p text:style-name="P2">What do you know about the use of computer analysis and modeling in sports?</text:p>
        </text:list-item>
      </text:list>
      <text:p text:style-name="P3">See graphics about performance, form, nutrition, movement...</text:p>
      <text:p text:style-name="P3"/>
      <text:list xml:id="list165317060012558" text:continue-numbering="true" text:style-name="WWNum1">
        <text:list-item>
          <text:p text:style-name="P2">Have you ever felt the need to use it in your own practice of sports? Or is sport a way to get away from technology?</text:p>
        </text:list-item>
      </text:list>
      <text:p text:style-name="P3">no</text:p>
      <text:p text:style-name="List_20_Paragraph"/>
      <text:h text:style-name="Heading_20_2" text:outline-level="2">Video – Measures and Data Acquisition</text:h>
      <text:p text:style-name="Standard"/>
      <text:list xml:id="list165317054968031" text:continue-numbering="true" text:style-name="WWNum1">
        <text:list-item>
          <text:p text:style-name="P2">What are the tools used to make measurements and gather data? How are they used?</text:p>
        </text:list-item>
      </text:list>
      <text:p text:style-name="P3"><text:span text:style-name="T3">Pressure </text:span>Sensors in a target: <text:span text:style-name="T3">a</text:span> <text:span text:style-name="T3">crash test dummy, sensors registers a value and sends/transmits/feeds it to a computer <text:s/></text:span></text:p>
      <text:p text:style-name="List_20_Paragraph"/>
      <text:list xml:id="list165317976088046" text:continue-numbering="true" text:style-name="WWNum1">
        <text:list-item>
          <text:p text:style-name="P2">How do you think the speed of Lucia’s punch was measured?</text:p>
        </text:list-item>
      </text:list>
      <text:p text:style-name="P3">With the video, <text:span text:style-name="T4">measured</text:span> <text:span text:style-name="T4">in using time and distance, maybe they could use an accelerometer </text:span></text:p>
      <text:p text:style-name="List_20_Paragraph"/>
      <text:list xml:id="list165316991248226" text:continue-numbering="true" text:style-name="WWNum1">
        <text:list-item>
          <text:p text:style-name="P2">What is the secret behind Lucia Rijker’s punch?</text:p>
        </text:list-item>
      </text:list>
      <text:p text:style-name="P3">Punch faster than the man, use all her body to do that. </text:p>
      <text:p text:style-name="List_20_Paragraph"/>
      <text:list xml:id="list165317768257461" text:continue-numbering="true" text:style-name="WWNum1">
        <text:list-item>
          <text:p text:style-name="P2">What do you think of this show and of the “science” aspect? Do you find it scientifically convincing?</text:p>
        </text:list-item>
      </text:list>
      <text:p text:style-name="P3">Not very scientifically convincing because they don t show the results, the graphics. Just tell us she is faster… </text:p>
      <text:p text:style-name="List_20_Paragraph"/>
      <text:p text:style-name="List_20_Paragraph"/>
      <text:p text:style-name="List_20_Paragraph"/>
      <text:p text:style-name="List_20_Paragraph"/>
      <text:p text:style-name="List_20_Paragraph"/>
      <text:h text:style-name="Heading_20_2" text:outline-level="2">Group Work Assignment</text:h>
      <text:p text:style-name="Standard"/>
      <text:p text:style-name="Standard">In groups of 4, you will launch an advertisement brochure for your startup company. Your company is a <text:span text:style-name="T1">coaching company</text:span> that uses a <text:span text:style-name="T1">new computer modeling software</text:span> to enhance <text:span text:style-name="T1">sport performance</text:span> or for <text:span text:style-name="T1">medical research</text:span> and other health applications.</text:p>
      <text:p text:style-name="Standard"><text:soft-page-break/><text:span text:style-name="T2">Using the documents below</text:span> (and your own research), <text:span text:style-name="T1">design a 2-3-page brochure</text:span> aimed at your target audience (athletes, research centers, health professionals…) explaining how your coaching (and your software) can help them.</text:p>
      <text:p text:style-name="Standard">Also, while you read the documents, <text:span text:style-name="T2">don’t forget to build up your vocabulary!</text:span></text:p>
      <text:p text:style-name="Standard"><text:span text:style-name="T2">Step 1:</text:span> answer the questions and build up your vocabulary</text:p>
      <text:p text:style-name="Standard"><text:span text:style-name="T2">Step 2:</text:span> prepare your brochure</text:p>
      <text:p text:style-name="Standard"><text:span text:style-name="T2">Step 3:</text:span> oral interaction. Meeting with a client who wants more information and asks questions.</text:p>
      <text:p text:style-name="Standard"/>
      <text:h text:style-name="Heading_20_2" text:outline-level="2">Step 1 - Reading – Biomechanics in Sports</text:h>
      <text:p text:style-name="Standard"/>
      <text:list xml:id="list165316694777724" text:continue-numbering="true" text:style-name="WWNum1">
        <text:list-item>
          <text:p text:style-name="P2">What are the two main purposes of biomechanics?</text:p>
        </text:list-item>
      </text:list>
      <text:p text:style-name="P4">Optimize a skill, a movement</text:p>
      <text:p text:style-name="P4">prevent injures</text:p>
      <text:p text:style-name="List_20_Paragraph"/>
      <text:list xml:id="list165316580099443" text:continue-numbering="true" text:style-name="WWNum1">
        <text:list-item>
          <text:p text:style-name="P2">List the tools used and how they are used.</text:p>
        </text:list-item>
      </text:list>
      <text:p text:style-name="List_20_Paragraph"/>
      <text:p text:style-name="List_20_Paragraph"/>
      <text:list xml:id="list165317858258812" text:continue-numbering="true" text:style-name="WWNum1">
        <text:list-item>
          <text:p text:style-name="P2">Identify uses of biomechanics in various sports and give the analyzed factors.</text:p>
        </text:list-item>
      </text:list>
      <text:p text:style-name="List_20_Paragraph"/>
      <text:p text:style-name="List_20_Paragraph"/>
      <text:list xml:id="list165316420269238" text:continue-numbering="true" text:style-name="WWNum1">
        <text:list-item>
          <text:p text:style-name="P2">Is optimal movement the same for everybody?</text:p>
        </text:list-item>
      </text:list>
      <text:p text:style-name="P4">It depends on the shape of the body, his size...</text:p>
      <text:p text:style-name="List_20_Paragraph"/>
      <text:list xml:id="list165317076161769" text:continue-numbering="true" text:style-name="WWNum1">
        <text:list-item>
          <text:p text:style-name="P2">How do injuries happen?</text:p>
        </text:list-item>
      </text:list>
      <text:p text:style-name="List_20_Paragraph"/>
      <text:p text:style-name="List_20_Paragraph"/>
      <text:h text:style-name="Heading_20_2" text:outline-level="2">Step 1 – Reading/Video – IBM Sports Analytics</text:h>
      <text:p text:style-name="Standard"/>
      <text:list xml:id="list165317891840686" text:continue-numbering="true" text:style-name="WWNum1">
        <text:list-item>
          <text:p text:style-name="P2"><text:bookmark text:name="_GoBack"/><text:s/>Who is this product designed for?</text:p>
        </text:list-item>
        <text:list-item>
          <text:p text:style-name="P2"><text:s/>What are the key features of this software?</text:p>
        </text:list-item>
        <text:list-item>
          <text:p text:style-name="P2"><text:s/>Imagine how this software could be useful for pro users (athletes and coaches), with adaptations if necessary.</text:p>
        </text:list-item>
      </text:list>
      <text:h text:style-name="Heading_20_2" text:outline-level="2">Step 1 – Reading – Quintic</text:h>
      <text:p text:style-name="Standard"/>
      <text:p text:style-name="Standard">Now imagine that the Quintic company is your main competitor. You need to study their products and develop solutions that are better than theirs.</text:p>
      <text:list xml:id="list165317632448315" text:continue-numbering="true" text:style-name="WWNum1">
        <text:list-item>
          <text:p text:style-name="P2"><text:s/>Browse the Quintic website and take notes on the selling points and arguments of the products that correspond to yours (focus on video analysis, biomechanics, coaching…you don’t have enough time for the whole website).</text:p>
        </text:list-item>
        <text:list-item>
          <text:p text:style-name="P2"><text:soft-page-break/><text:s/>List features you can use in your brochure so you can sell a product that can compete with theirs (including features not included by Quintic, or your own improvements).</text:p>
        </text:list-item>
      </text:list>
      <text:p text:style-name="List_20_Paragraph"/>
      <text:h text:style-name="Heading_20_2" text:outline-level="2">Step 2 - Group Work Preparation</text:h>
      <text:p text:style-name="Standard"/>
      <text:list xml:id="list165318036969858" text:continue-numbering="true" text:style-name="WWNum1">
        <text:list-item>
          <text:p text:style-name="P2">In groups, prepare your brochure. You may use information from the documents or from personal research.</text:p>
        </text:list-item>
      </text:list>
      <text:h text:style-name="Heading_20_2" text:outline-level="2">Step 3 – Oral Interaction</text:h>
      <text:p text:style-name="Standard"/>
      <text:list xml:id="list165317551736262" text:continue-numbering="true" text:style-name="WWNum1">
        <text:list-item>
          <text:p text:style-name="P2"><text:s/>Within your group, organize a meeting between people from the startup company (offering IT “coaching”) and potential clients (athlete, sports coach, physical therapist, scientist/researcher…). The potential clients want more information to decide, and the people from the coaching company are trying to sell their product.</text:p>
        </text:list-item>
      </text:list>
      <text:h text:style-name="Heading_20_2" text:outline-level="2">Going Further – Optional Reading</text:h>
      <text:p text:style-name="Standard"/>
      <text:list xml:id="list165316077937745" text:continue-numbering="true" text:style-name="WWNum1">
        <text:list-item>
          <text:p text:style-name="P2"><text:s/>You can read a research article for your personal knowledge (Advances in the application of information technology to sport performa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ja" style:country-asian="JP" style:font-name-complex="F" style:font-size-complex="10pt" style:language-complex="ar" style:country-complex="SA"/>
    </style:default-style>
    <style:default-style style:family="paragraph">
      <style:paragraph-properties fo:margin-top="0cm" fo:margin-bottom="0.353cm" loext:contextual-spacing="false" fo:hyphenation-ladder-count="no-limit" style:text-autospace="ideograph-alpha" style:punctuation-wrap="hanging" style:line-break="strict" style:tab-stop-distance="1.249cm" style:writing-mode="page"/>
      <style:text-properties style:use-window-font-color="true" style:font-name="Cambria" fo:font-size="12pt" fo:language="en" fo:country="US" style:letter-kerning="true" style:font-name-asian="ＭＳ 明朝" style:font-size-asian="10pt" style:language-asian="ja" style:country-asian="JP" style:font-name-complex="F"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Default_20_Paragraph_20_Font" style:display-name="Default Paragraph Font" style:family="text"/>
    <style:style style:name="Titre_20_1_20_Car" style:display-name="Titre 1 Car" style:family="text" style:parent-style-name="Default_20_Paragraph_20_Font">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Titre_20_2_20_Car" style:display-name="Titre 2 C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x</meta:initial-creator>
    <meta:editing-cycles>28</meta:editing-cycles>
    <meta:creation-date>2013-03-05T13:11:00</meta:creation-date>
    <dc:date>2015-10-15T16:53:15.853000000</dc:date>
    <meta:editing-duration>PT16M</meta:editing-duration>
    <meta:generator>LibreOffice/4.4.5.2$Windows_x86 LibreOffice_project/a22f674fd25a3b6f45bdebf25400ed2adff0ff99</meta:generator>
    <meta:document-statistic meta:table-count="0" meta:image-count="0" meta:object-count="0" meta:page-count="3" meta:paragraph-count="45" meta:word-count="598" meta:character-count="3608" meta:non-whitespace-character-count="305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